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87cc" officeooo:paragraph-rsid="000387cc"/>
    </style:style>
    <style:style style:name="P2" style:family="paragraph" style:parent-style-name="Standard">
      <style:text-properties officeooo:rsid="00057d9d" officeooo:paragraph-rsid="00057d9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57d9d" officeooo:paragraph-rsid="00057d9d" style:font-weight-asian="bold" style:font-weight-complex="bold"/>
    </style:style>
    <style:style style:name="P4" style:family="paragraph" style:parent-style-name="Standard">
      <style:text-properties officeooo:rsid="0006b4de" officeooo:paragraph-rsid="0006b4de"/>
    </style:style>
    <style:style style:name="P5" style:family="paragraph" style:parent-style-name="Standard">
      <style:text-properties officeooo:rsid="00085162" officeooo:paragraph-rsid="00085162"/>
    </style:style>
    <style:style style:name="P6" style:family="paragraph" style:parent-style-name="Standard">
      <style:text-properties officeooo:rsid="0008db20" officeooo:paragraph-rsid="0008db20"/>
    </style:style>
    <style:style style:name="P7" style:family="paragraph" style:parent-style-name="Standard">
      <style:text-properties officeooo:rsid="0011ba22" officeooo:paragraph-rsid="0011ba22"/>
    </style:style>
    <style:style style:name="P8" style:family="paragraph" style:parent-style-name="Standard">
      <style:text-properties officeooo:rsid="00149e29" officeooo:paragraph-rsid="00149e29"/>
    </style:style>
    <style:style style:name="P9" style:family="paragraph" style:parent-style-name="Standard">
      <style:text-properties officeooo:rsid="00190d79" officeooo:paragraph-rsid="00190d79"/>
    </style:style>
    <style:style style:name="P10" style:family="paragraph" style:parent-style-name="Standard">
      <style:text-properties officeooo:rsid="00212ce1" officeooo:paragraph-rsid="00212ce1"/>
    </style:style>
    <style:style style:name="P11" style:family="paragraph" style:parent-style-name="Standard">
      <style:text-properties officeooo:rsid="0023cc33" officeooo:paragraph-rsid="0023cc33"/>
    </style:style>
    <style:style style:name="P12" style:family="paragraph" style:parent-style-name="Standard">
      <style:text-properties officeooo:rsid="0023cc33" officeooo:paragraph-rsid="003f7fcd"/>
    </style:style>
    <style:style style:name="P13" style:family="paragraph" style:parent-style-name="Standard">
      <style:text-properties officeooo:rsid="002448e6" officeooo:paragraph-rsid="002448e6"/>
    </style:style>
    <style:style style:name="P14" style:family="paragraph" style:parent-style-name="Standard">
      <style:text-properties officeooo:rsid="0027ef00" officeooo:paragraph-rsid="0027ef00"/>
    </style:style>
    <style:style style:name="P15" style:family="paragraph" style:parent-style-name="Standard">
      <style:text-properties officeooo:rsid="00298e7c" officeooo:paragraph-rsid="00298e7c"/>
    </style:style>
    <style:style style:name="P16" style:family="paragraph" style:parent-style-name="Standard">
      <style:text-properties officeooo:rsid="002c91c4" officeooo:paragraph-rsid="002c91c4"/>
    </style:style>
    <style:style style:name="P17" style:family="paragraph" style:parent-style-name="Standard">
      <style:text-properties officeooo:rsid="002c91c4" officeooo:paragraph-rsid="0043625a"/>
    </style:style>
    <style:style style:name="P18" style:family="paragraph" style:parent-style-name="Standard">
      <style:text-properties officeooo:rsid="00318b97" officeooo:paragraph-rsid="00318b97"/>
    </style:style>
    <style:style style:name="P19" style:family="paragraph" style:parent-style-name="Standard">
      <style:text-properties officeooo:rsid="004d4a5c" officeooo:paragraph-rsid="004d4a5c"/>
    </style:style>
    <style:style style:name="P20" style:family="paragraph" style:parent-style-name="Standard">
      <style:text-properties officeooo:rsid="004dcffc" officeooo:paragraph-rsid="004dcffc"/>
    </style:style>
    <style:style style:name="P21" style:family="paragraph" style:parent-style-name="Standard">
      <style:text-properties officeooo:rsid="004eeb1b" officeooo:paragraph-rsid="004eeb1b"/>
    </style:style>
    <style:style style:name="P22" style:family="paragraph" style:parent-style-name="Standard">
      <style:text-properties officeooo:rsid="004f88de" officeooo:paragraph-rsid="004f88de"/>
    </style:style>
    <style:style style:name="P23" style:family="paragraph" style:parent-style-name="Standard">
      <style:text-properties officeooo:rsid="005452b5" officeooo:paragraph-rsid="005452b5"/>
    </style:style>
    <style:style style:name="P2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c00a8" officeooo:paragraph-rsid="004c00a8" style:font-weight-asian="bold" style:font-weight-complex="bold"/>
    </style:style>
    <style:style style:name="P2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12ce1" officeooo:paragraph-rsid="00212ce1" style:font-weight-asian="bold" style:font-weight-complex="bold"/>
    </style:style>
    <style:style style:name="P2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ae69f" officeooo:paragraph-rsid="005ae69f" style:font-weight-asian="bold" style:font-weight-complex="bold"/>
    </style:style>
    <style:style style:name="P2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ae69f" officeooo:paragraph-rsid="00659c2a" style:font-weight-asian="bold" style:font-weight-complex="bold"/>
    </style:style>
    <style:style style:name="P2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ae69f" officeooo:paragraph-rsid="00797646" style:font-weight-asian="bold" style:font-weight-complex="bold"/>
    </style:style>
    <style:style style:name="P29" style:family="paragraph" style:parent-style-name="Standard">
      <style:text-properties officeooo:rsid="004f88de" officeooo:paragraph-rsid="004f88de"/>
    </style:style>
    <style:style style:name="P30" style:family="paragraph" style:parent-style-name="Standard">
      <style:text-properties officeooo:rsid="005ae69f" officeooo:paragraph-rsid="005ae69f"/>
    </style:style>
    <style:style style:name="P31" style:family="paragraph" style:parent-style-name="Standard">
      <style:text-properties officeooo:rsid="005b04ae" officeooo:paragraph-rsid="005b04ae"/>
    </style:style>
    <style:style style:name="P32" style:family="paragraph" style:parent-style-name="Standard">
      <style:text-properties officeooo:rsid="005cefb9" officeooo:paragraph-rsid="005cefb9"/>
    </style:style>
    <style:style style:name="P33" style:family="paragraph" style:parent-style-name="Standard">
      <style:text-properties officeooo:rsid="005db71e" officeooo:paragraph-rsid="005db71e"/>
    </style:style>
    <style:style style:name="P34" style:family="paragraph" style:parent-style-name="Standard">
      <style:text-properties style:text-underline-style="none" officeooo:rsid="005db71e" officeooo:paragraph-rsid="005db71e"/>
    </style:style>
    <style:style style:name="P35" style:family="paragraph" style:parent-style-name="Standard">
      <style:text-properties style:text-underline-style="none" officeooo:rsid="005e6739" officeooo:paragraph-rsid="005e6739"/>
    </style:style>
    <style:style style:name="P36" style:family="paragraph" style:parent-style-name="Standard">
      <style:text-properties style:text-underline-style="none" officeooo:rsid="0061db75" officeooo:paragraph-rsid="0061db75"/>
    </style:style>
    <style:style style:name="P37" style:family="paragraph" style:parent-style-name="Standard">
      <style:text-properties style:text-underline-style="none" fo:font-weight="normal" officeooo:rsid="00675564" officeooo:paragraph-rsid="00675564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675564" officeooo:paragraph-rsid="007845e7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681c62" officeooo:paragraph-rsid="00681c62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74b284" officeooo:paragraph-rsid="0074b284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797702" officeooo:paragraph-rsid="00797702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5ae69f" officeooo:paragraph-rsid="00659c2a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8db20"/>
    </style:style>
    <style:style style:name="T3" style:family="text">
      <style:text-properties style:text-underline-style="solid" style:text-underline-width="auto" style:text-underline-color="font-color" officeooo:rsid="0009974c"/>
    </style:style>
    <style:style style:name="T4" style:family="text">
      <style:text-properties style:text-underline-style="solid" style:text-underline-width="auto" style:text-underline-color="font-color" officeooo:rsid="000b75dd"/>
    </style:style>
    <style:style style:name="T5" style:family="text">
      <style:text-properties style:text-underline-style="solid" style:text-underline-width="auto" style:text-underline-color="font-color" officeooo:rsid="000c94a6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61046"/>
    </style:style>
    <style:style style:name="T8" style:family="text">
      <style:text-properties style:text-underline-style="solid" style:text-underline-width="auto" style:text-underline-color="font-color" officeooo:rsid="00175292"/>
    </style:style>
    <style:style style:name="T9" style:family="text">
      <style:text-properties style:text-underline-style="solid" style:text-underline-width="auto" style:text-underline-color="font-color" officeooo:rsid="001aa8b5"/>
    </style:style>
    <style:style style:name="T10" style:family="text">
      <style:text-properties style:text-underline-style="solid" style:text-underline-width="auto" style:text-underline-color="font-color" officeooo:rsid="0026091c"/>
    </style:style>
    <style:style style:name="T11" style:family="text">
      <style:text-properties style:text-underline-style="solid" style:text-underline-width="auto" style:text-underline-color="font-color" officeooo:rsid="002e6807"/>
    </style:style>
    <style:style style:name="T12" style:family="text">
      <style:text-properties style:text-underline-style="solid" style:text-underline-width="auto" style:text-underline-color="font-color" officeooo:rsid="0042e053"/>
    </style:style>
    <style:style style:name="T13" style:family="text">
      <style:text-properties style:text-underline-style="solid" style:text-underline-width="auto" style:text-underline-color="font-color" officeooo:rsid="006dfd2a"/>
    </style:style>
    <style:style style:name="T14" style:family="text">
      <style:text-properties style:text-underline-style="solid" style:text-underline-width="auto" style:text-underline-color="font-color" officeooo:rsid="005fc1a4"/>
    </style:style>
    <style:style style:name="T15" style:family="text">
      <style:text-properties style:text-underline-style="solid" style:text-underline-width="auto" style:text-underline-color="font-color" officeooo:rsid="006ef3cc"/>
    </style:style>
    <style:style style:name="T16" style:family="text">
      <style:text-properties style:text-underline-style="solid" style:text-underline-width="auto" style:text-underline-color="font-color" officeooo:rsid="0070e236"/>
    </style:style>
    <style:style style:name="T17" style:family="text">
      <style:text-properties style:text-underline-style="solid" style:text-underline-width="auto" style:text-underline-color="font-color" officeooo:rsid="007845e7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61046"/>
    </style:style>
    <style:style style:name="T20" style:family="text">
      <style:text-properties style:text-underline-style="none" officeooo:rsid="00175292"/>
    </style:style>
    <style:style style:name="T21" style:family="text">
      <style:text-properties style:text-underline-style="none" officeooo:rsid="001f951c"/>
    </style:style>
    <style:style style:name="T22" style:family="text">
      <style:text-properties style:text-underline-style="none" officeooo:rsid="00350a9e"/>
    </style:style>
    <style:style style:name="T23" style:family="text">
      <style:text-properties style:text-underline-style="none" officeooo:rsid="00459547"/>
    </style:style>
    <style:style style:name="T24" style:family="text">
      <style:text-properties officeooo:rsid="0008db20"/>
    </style:style>
    <style:style style:name="T25" style:family="text">
      <style:text-properties officeooo:rsid="0009974c"/>
    </style:style>
    <style:style style:name="T26" style:family="text">
      <style:text-properties officeooo:rsid="000b75dd"/>
    </style:style>
    <style:style style:name="T27" style:family="text">
      <style:text-properties officeooo:rsid="000c94a6"/>
    </style:style>
    <style:style style:name="T28" style:family="text">
      <style:text-properties officeooo:rsid="000e7445"/>
    </style:style>
    <style:style style:name="T29" style:family="text">
      <style:text-properties officeooo:rsid="00161046"/>
    </style:style>
    <style:style style:name="T30" style:family="text">
      <style:text-properties officeooo:rsid="00175292"/>
    </style:style>
    <style:style style:name="T31" style:family="text">
      <style:text-properties officeooo:rsid="001aa8b5"/>
    </style:style>
    <style:style style:name="T32" style:family="text">
      <style:text-properties officeooo:rsid="001e2f30"/>
    </style:style>
    <style:style style:name="T33" style:family="text">
      <style:text-properties officeooo:rsid="001f951c"/>
    </style:style>
    <style:style style:name="T34" style:family="text">
      <style:text-properties officeooo:rsid="0026091c"/>
    </style:style>
    <style:style style:name="T35" style:family="text">
      <style:text-properties officeooo:rsid="0027ef00"/>
    </style:style>
    <style:style style:name="T36" style:family="text">
      <style:text-properties officeooo:rsid="00288796"/>
    </style:style>
    <style:style style:name="T37" style:family="text">
      <style:text-properties officeooo:rsid="002a4a05"/>
    </style:style>
    <style:style style:name="T38" style:family="text">
      <style:text-properties officeooo:rsid="002b57b6"/>
    </style:style>
    <style:style style:name="T39" style:family="text">
      <style:text-properties officeooo:rsid="002c37c0"/>
    </style:style>
    <style:style style:name="T40" style:family="text">
      <style:text-properties officeooo:rsid="002e6807"/>
    </style:style>
    <style:style style:name="T41" style:family="text">
      <style:text-properties officeooo:rsid="0034da04"/>
    </style:style>
    <style:style style:name="T42" style:family="text">
      <style:text-properties officeooo:rsid="003f7fcd"/>
    </style:style>
    <style:style style:name="T43" style:family="text">
      <style:text-properties officeooo:rsid="0042e053"/>
    </style:style>
    <style:style style:name="T44" style:family="text">
      <style:text-properties officeooo:rsid="00446507"/>
    </style:style>
    <style:style style:name="T45" style:family="text">
      <style:text-properties officeooo:rsid="0046fced"/>
    </style:style>
    <style:style style:name="T46" style:family="text">
      <style:text-properties officeooo:rsid="0047b3ae"/>
    </style:style>
    <style:style style:name="T47" style:family="text">
      <style:text-properties officeooo:rsid="004b86d3"/>
    </style:style>
    <style:style style:name="T48" style:family="text">
      <style:text-properties officeooo:rsid="0050dc94"/>
    </style:style>
    <style:style style:name="T49" style:family="text">
      <style:text-properties officeooo:rsid="00520bee"/>
    </style:style>
    <style:style style:name="T50" style:family="text">
      <style:text-properties officeooo:rsid="005cefb9"/>
    </style:style>
    <style:style style:name="T51" style:family="text">
      <style:text-properties officeooo:rsid="005fc1a4"/>
    </style:style>
    <style:style style:name="T52" style:family="text">
      <style:text-properties officeooo:rsid="0061481e"/>
    </style:style>
    <style:style style:name="T53" style:family="text">
      <style:text-properties officeooo:rsid="0062aa37"/>
    </style:style>
    <style:style style:name="T54" style:family="text">
      <style:text-properties officeooo:rsid="00659c2a"/>
    </style:style>
    <style:style style:name="T55" style:family="text">
      <style:text-properties officeooo:rsid="006bf23e"/>
    </style:style>
    <style:style style:name="T56" style:family="text">
      <style:text-properties officeooo:rsid="006dfd2a"/>
    </style:style>
    <style:style style:name="T57" style:family="text">
      <style:text-properties officeooo:rsid="006ef3cc"/>
    </style:style>
    <style:style style:name="T58" style:family="text">
      <style:text-properties officeooo:rsid="0070e236"/>
    </style:style>
    <style:style style:name="T59" style:family="text">
      <style:text-properties officeooo:rsid="00720d9c"/>
    </style:style>
    <style:style style:name="T60" style:family="text">
      <style:text-properties officeooo:rsid="0073cf91"/>
    </style:style>
    <style:style style:name="T61" style:family="text">
      <style:text-properties officeooo:rsid="007845e7"/>
    </style:style>
    <style:style style:name="T62" style:family="text">
      <style:text-properties officeooo:rsid="0079101b"/>
    </style:style>
    <style:style style:name="T63" style:family="text">
      <style:text-properties officeooo:rsid="00797646"/>
    </style:style>
    <style:style style:name="T64" style:family="text">
      <style:text-properties officeooo:rsid="0079a6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CI 1.3:</text:p>
      <text:p text:style-name="P1"/>
      <text:p text:style-name="P1">COMUNITAT (<text:span text:style-name="T1">nom</text:span>, nombre_habitants)</text:p>
      <text:p text:style-name="P1"/>
      <text:p text:style-name="P1">RIU (<text:span text:style-name="T1">nom</text:span>, longitud, cabal)</text:p>
      <text:p text:style-name="P1"/>
      <text:p text:style-name="P1">CIUTAT (<text:span text:style-name="T1">nom</text:span>, nombre_habitants, comunitat)</text:p>
      <text:p text:style-name="P1"><text:tab/> <text:s text:c="3"/>comunitat REF COMUNITAT (<text:span text:style-name="T1">nom</text:span>)</text:p>
      <text:p text:style-name="P1"/>
      <text:p text:style-name="P1">BANYA (<text:span text:style-name="T1">nom_comunitat</text:span>, <text:span text:style-name="T1">nom_riu</text:span>, km)</text:p>
      <text:p text:style-name="P1"><text:tab/> <text:s text:c="2"/>nom_comunitat REF COMUNITAT (<text:span text:style-name="T1">nom</text:span><text:span text:style-name="T18">)</text:span></text:p>
      <text:p text:style-name="P1"><text:tab/> <text:s text:c="2"/>nom_riu REF RIU (<text:span text:style-name="T1">nom</text:span>)</text:p>
      <text:p text:style-name="P1"/>
      <text:p text:style-name="P1">PASSA (<text:span text:style-name="T1">nom_ciutat</text:span>, <text:span text:style-name="T1">nom_riu</text:span>)</text:p>
      <text:p text:style-name="P1"><text:tab/> <text:s/>nom_riu REF RIU (<text:span text:style-name="T1">nom</text:span>)</text:p>
      <text:p text:style-name="P1"><text:tab/> <text:s/>no<text:span text:style-name="T28">m</text:span>_ciutat REF CIUTAT (<text:span text:style-name="T1">nom</text:span>)</text:p>
      <text:p text:style-name="P1"/>
      <text:p text:style-name="P1"/>
      <text:p text:style-name="P3">EXERCICI 4.1: </text:p>
      <text:p text:style-name="P2"/>
      <text:p text:style-name="P4">PROFESSOR (<text:span text:style-name="T1">DNI</text:span>, nom, cognoms, anys_exp, <text:span text:style-name="T25">unitat</text:span>)</text:p>
      <text:p text:style-name="P4"><text:tab/><text:tab/> <text:span text:style-name="T25">unitat REF UNITAT (</text:span><text:span text:style-name="T3">nom</text:span><text:span text:style-name="T25">)</text:span></text:p>
      <text:p text:style-name="P4"/>
      <text:p text:style-name="P4">DEPARTAMENT (<text:span text:style-name="T1">codi</text:span>, nom, centre, telèfon, adreça, <text:span text:style-name="T25">professor</text:span>)</text:p>
      <text:p text:style-name="P4"><text:tab/><text:tab/> <text:s text:c="6"/><text:span text:style-name="T25">professor REF PROFESSOR (</text:span><text:span text:style-name="T3">codi</text:span><text:span text:style-name="T25">)</text:span></text:p>
      <text:p text:style-name="P1"/>
      <text:p text:style-name="P4">UNITAT (<text:span text:style-name="T1">nom</text:span>, area, <text:span text:style-name="T25">departament, professor</text:span>)</text:p>
      <text:p text:style-name="P4"><text:tab/> <text:s text:c="3"/><text:span text:style-name="T25">departament REF DEPARTAMENT(</text:span><text:span text:style-name="T3">codi</text:span><text:span text:style-name="T25">)</text:span></text:p>
      <text:p text:style-name="P4"><text:tab/> <text:s text:c="3"/><text:span text:style-name="T26">professor REF PROFESSOR (</text:span><text:span text:style-name="T4">DNI</text:span><text:span text:style-name="T26">)</text:span></text:p>
      <text:p text:style-name="P1"/>
      <text:p text:style-name="P4">PROJECTE (<text:span text:style-name="T1">codi</text:span>, nom, pressupost, data_ini, data_fi, <text:span text:style-name="T27">professor</text:span>)</text:p>
      <text:p text:style-name="P4"><text:tab/> <text:s text:c="9"/><text:span text:style-name="T27">professor REF PROFESSOR (</text:span><text:span text:style-name="T5">DNI</text:span><text:span text:style-name="T27">)</text:span></text:p>
      <text:p text:style-name="P4"/>
      <text:p text:style-name="P4">PROGRAMA NACIONAL (<text:span text:style-name="T1">nom</text:span>, quant_total)</text:p>
      <text:p text:style-name="P1"/>
      <text:p text:style-name="P5">FINANÇA (<text:span text:style-name="T1">nom_programa</text:span><text:span text:style-name="T18">,</text:span> <text:span text:style-name="T1">codi_projecte</text:span>, numero, diners)</text:p>
      <text:p text:style-name="P5"><text:tab/> <text:s text:c="6"/><text:span text:style-name="T24">nom_programa REF PROGRAMA NACIONAL (</text:span><text:span text:style-name="T2">nom</text:span><text:span text:style-name="T24">)</text:span></text:p>
      <text:p text:style-name="P5"><text:tab/> <text:s text:c="6"/><text:span text:style-name="T24">codi_projecte REF PROJECTE (</text:span><text:span text:style-name="T2">codi</text:span><text:span text:style-name="T24">)</text:span></text:p>
      <text:p text:style-name="P5"/>
      <text:p text:style-name="P6">TREBALLA (<text:span text:style-name="T1">DNI_professor</text:span>, <text:span text:style-name="T1">codi_projecte</text:span>)</text:p>
      <text:p text:style-name="P6"><text:tab/><text:tab/>DNI_professor REF PROFESSOR (<text:span text:style-name="T1">DNI</text:span>)</text:p>
      <text:p text:style-name="P6"><text:tab/><text:tab/>codi_projecte REF PROJECTE (<text:span text:style-name="T1">codi</text:span>)</text:p>
      <text:p text:style-name="P6"/>
      <text:p text:style-name="P1"/>
      <text:p text:style-name="P7">AJUDANT (data, <text:span text:style-name="T1">DNI</text:span>)</text:p>
      <text:p text:style-name="P7"><text:tab/><text:tab/>DNI REF PROFESSOR (<text:span text:style-name="T1">DNI</text:span>)</text:p>
      <text:p text:style-name="P7"/>
      <text:p text:style-name="P7">FUNCIONARI (codi, any, perfil, <text:span text:style-name="T1">DNI</text:span>)</text:p>
      <text:p text:style-name="P7"><text:tab/><text:tab/> <text:s text:c="2"/>DNI REF PROFESSOR (<text:span text:style-name="T1">DNI</text:span>)</text:p>
      <text:p text:style-name="P7"/>
      <text:p text:style-name="P7">ASSOCIATS (data, empresa, <text:span text:style-name="T1">DNI</text:span>)</text:p>
      <text:p text:style-name="P7"><text:tab/><text:tab/>DNI REF PROFESSOR (<text:span text:style-name="T1">DNI</text:span>)</text:p>
      <text:p text:style-name="P1"><text:soft-page-break/></text:p>
      <text:p text:style-name="P8"><text:span text:style-name="T6">EXERCICI 1 REPÀS:</text:span> </text:p>
      <text:p text:style-name="P8"/>
      <text:p text:style-name="P8">PRESTEC (<text:span text:style-name="T1">numero</text:span><text:span text:style-name="T18">, </text:span><text:span text:style-name="T20">nom_sucursal</text:span>)</text:p>
      <text:p text:style-name="P8"><text:tab/> <text:s text:c="6"/><text:span text:style-name="T30">nom_sucursal REF SUCURSAL (</text:span><text:span text:style-name="T8">nom</text:span><text:span text:style-name="T30">)</text:span></text:p>
      <text:p text:style-name="P8"/>
      <text:p text:style-name="P8">PAGAMENT (<text:span text:style-name="T1">numero</text:span>, data, import, <text:span text:style-name="T9">numero_prestec</text:span>)</text:p>
      <text:p text:style-name="P8"><text:tab/><text:tab/><text:span text:style-name="T31">numero_prestec REF PAGAMENT (</text:span><text:span text:style-name="T9">numero</text:span><text:span text:style-name="T31">)</text:span></text:p>
      <text:p text:style-name="P8"/>
      <text:p text:style-name="P8">SUCURSAL (<text:span text:style-name="T1">nom</text:span>)</text:p>
      <text:p text:style-name="P8"/>
      <text:p text:style-name="P8">CIUTAT (<text:span text:style-name="T1">nom,</text:span><text:span text:style-name="T18"> </text:span><text:span text:style-name="T19">dni_client</text:span>)</text:p>
      <text:p text:style-name="P8"><text:tab/> <text:s text:c="3"/><text:span text:style-name="T29">dni_client REF CLIENT (</text:span><text:span text:style-name="T7">dni</text:span><text:span text:style-name="T29">)</text:span></text:p>
      <text:p text:style-name="P8"/>
      <text:p text:style-name="P8">CLIENT (<text:span text:style-name="T1">DNI</text:span>, nom, carrer)</text:p>
      <text:p text:style-name="P8"/>
      <text:p text:style-name="P8">EMPLEAT (<text:span text:style-name="T1">DNI</text:span>, nom, telèfon, data_inici, <text:span text:style-name="T29">nom_sucursal, dni_superior</text:span>)</text:p>
      <text:p text:style-name="P8"><text:tab/> <text:s text:c="7"/><text:span text:style-name="T29">nom_sucursal <text:s/>REF SUCURSAL (</text:span><text:span text:style-name="T7">nom</text:span><text:span text:style-name="T29">)</text:span></text:p>
      <text:p text:style-name="P8"><text:tab/> <text:s text:c="7"/><text:span text:style-name="T32">dni_superior REF EMPLEAT (dni)</text:span></text:p>
      <text:p text:style-name="P8"/>
      <text:p text:style-name="P8">COMPTE (<text:span text:style-name="T1">numero</text:span>, saldo, data_recent_acces)</text:p>
      <text:p text:style-name="P8"/>
      <text:p text:style-name="P8">ESTALVI (tipus_interes, <text:span text:style-name="T1">numero_compte</text:span>)</text:p>
      <text:p text:style-name="P8"><text:tab/> <text:s text:c="5"/>numero_compte REF COMPTE (<text:span text:style-name="T1">numero</text:span>)</text:p>
      <text:p text:style-name="P8"/>
      <text:p text:style-name="P8">CORRENT (descobert, <text:span text:style-name="T1">numero_compte</text:span>)</text:p>
      <text:p text:style-name="P8"><text:tab/> <text:s text:c="8"/>numero_compte REF COMPTE (<text:span text:style-name="T1">numero</text:span>)</text:p>
      <text:p text:style-name="P8"/>
      <text:p text:style-name="P8">DISPOSA (<text:span text:style-name="T1">dni_client</text:span>, <text:span text:style-name="T1">numero_compte</text:span>)</text:p>
      <text:p text:style-name="P8"><text:tab/> <text:s text:c="5"/>dni_client REF CLIENT (<text:span text:style-name="T1">DNI</text:span>)</text:p>
      <text:p text:style-name="P8"><text:tab/> <text:s text:c="5"/>numero_compte REF COMPTE (<text:span text:style-name="T1">numero</text:span>)</text:p>
      <text:p text:style-name="P8"/>
      <text:p text:style-name="P9">DEMANA (<text:span text:style-name="T1">numero_prestec</text:span>, <text:span text:style-name="T1">dni_client,</text:span><text:span text:style-name="T18"> </text:span><text:span text:style-name="T21">sucursal</text:span>)</text:p>
      <text:p text:style-name="P9"><text:tab/> <text:s text:c="6"/>numero_prestec REF PRESTEC (<text:span text:style-name="T1">numero</text:span>)</text:p>
      <text:p text:style-name="P9"><text:tab/> <text:s text:c="6"/>dni_client REF CLIENT (<text:span text:style-name="T1">dni</text:span>)</text:p>
      <text:p text:style-name="P9"><text:tab/> <text:s text:c="6"/><text:span text:style-name="T33">sucursal REF SUCURSAL (nom)</text:span></text:p>
      <text:p text:style-name="P25">EXERCICI 5: </text:p>
      <text:p text:style-name="P10"/>
      <text:p text:style-name="P11">PERSONAL (<text:span text:style-name="T1">nss</text:span>, nom, cognom1, cognom2)</text:p>
      <text:p text:style-name="P11"/>
      <text:p text:style-name="P11">DIRECTOR (<text:span text:style-name="T42">nss</text:span>)</text:p>
      <text:p text:style-name="P11"><text:tab/><text:tab/><text:span text:style-name="T42">nss REF PERSONAL (nss)</text:span></text:p>
      <text:p text:style-name="P11"/>
      <text:p text:style-name="P11">GUIONISTA (<text:span text:style-name="T42">nss</text:span>)</text:p>
      <text:p text:style-name="P12"><text:tab/><text:tab/><text:span text:style-name="T42">nss REF PERSONAL (nss)</text:span></text:p>
      <text:p text:style-name="P11"/>
      <text:p text:style-name="P11">ACTOR (<text:span text:style-name="T42">nss</text:span>)</text:p>
      <text:p text:style-name="P12"><text:tab/> <text:s text:c="2"/><text:span text:style-name="T42">nss REF PERSONAL (nss)</text:span></text:p>
      <text:p text:style-name="P11"/>
      <text:p text:style-name="P11">SERIE (<text:span text:style-name="T1">nom</text:span>, public, <text:span text:style-name="T36">nss_director, codi_tema, nom_serie_continuacio</text:span>)</text:p>
      <text:p text:style-name="P11"><text:tab/> <text:span text:style-name="T36">nss_director REF DIRECTOR (nss)</text:span></text:p>
      <text:p text:style-name="P11"><text:tab/> <text:span text:style-name="T38">codi_tema REF TEMA (codi)</text:span></text:p>
      <text:p text:style-name="P11"><text:tab/> <text:span text:style-name="T41">nom_serie_continuacio REF SERIE (nom)</text:span></text:p>
      <text:p text:style-name="P11"/>
      <text:p text:style-name="P11">TV (<text:span text:style-name="T1">nom</text:span>, ambit)</text:p>
      <text:p text:style-name="P11"/>
      <text:p text:style-name="P11">TEMA (<text:span text:style-name="T1">codi</text:span>, descripció)</text:p>
      <text:p text:style-name="P11"/>
      <text:p text:style-name="P13">CAPITOL (<text:span text:style-name="T1">num</text:span>, resum, <text:span text:style-name="T11">nom_serie</text:span>)</text:p>
      <text:p text:style-name="P13"><text:tab/> <text:s text:c="6"/><text:span text:style-name="T40">nom_serie REF SERIE (nom)</text:span></text:p>
      <text:p text:style-name="P13"/>
      <text:p text:style-name="P13">DATA (<text:span text:style-name="T1">data_inici</text:span>)<text:tab/></text:p>
      <text:p text:style-name="P13"/>
      <text:p text:style-name="P13">PLATO (<text:span text:style-name="T1">codi</text:span>, m²)</text:p>
      <text:p text:style-name="P13"/>
      <text:p text:style-name="P13">PRODUCTE (<text:span text:style-name="T1">codi</text:span>, nom, <text:span text:style-name="T39">cif_fabricant</text:span>)</text:p>
      <text:p text:style-name="P13"><text:tab/><text:tab/><text:span text:style-name="T39">cif_fabricant REF FABRICANT (cif)</text:span></text:p>
      <text:p text:style-name="P13"/>
      <text:p text:style-name="P13">SITUACIÓ (codi, <text:span text:style-name="T1">descripció</text:span>)</text:p>
      <text:p text:style-name="P13"/>
      <text:p text:style-name="P13">FABRICANT (<text:span text:style-name="T1">cif</text:span>, nom)</text:p>
      <text:p text:style-name="P13"/>
      <text:p text:style-name="P13"/>
      <text:p text:style-name="P13">ESCRIUEN (<text:span text:style-name="T10">nss_guionista</text:span><text:span text:style-name="T34">, </text:span><text:span text:style-name="T10">nom_serie</text:span>)</text:p>
      <text:p text:style-name="P13"><text:tab/><text:tab/><text:span text:style-name="T35">nss_guionista REF GUIONISTA (nss)</text:span></text:p>
      <text:p text:style-name="P13"><text:tab/><text:tab/><text:span text:style-name="T35">nom_serie REF SERIE (nom)</text:span></text:p>
      <text:p text:style-name="P13"/>
      <text:p text:style-name="P14">INTERVENEN (<text:span text:style-name="T1">nss_actor</text:span>, <text:span text:style-name="T1">nom_serie,</text:span><text:span text:style-name="T18"> </text:span><text:span text:style-name="T22">paper</text:span>)</text:p>
      <text:p text:style-name="P14"><text:tab/><text:tab/> <text:s text:c="2"/>nss_actor REF <text:span text:style-name="T47">ACTOR</text:span> (nss)</text:p>
      <text:p text:style-name="P14"><text:tab/><text:tab/> <text:s text:c="2"/>nom_serie REF SERIE (nom)</text:p>
      <text:p text:style-name="P14"/>
      <text:p text:style-name="P15">COMPRA (<text:span text:style-name="T1">nom_serie</text:span>, <text:span text:style-name="T1">nom_TV</text:span>, <text:span text:style-name="T37">preu</text:span>)</text:p>
      <text:p text:style-name="P15"><text:tab/> <text:s text:c="6"/>nom_serie REF SERIE (nom)</text:p>
      <text:p text:style-name="P15"><text:tab/> <text:s text:c="6"/>nom_TV REF TV (nom)</text:p>
      <text:p text:style-name="P15"/>
      <text:p text:style-name="P16"/>
      <text:p text:style-name="P16"/>
      <text:p text:style-name="P16"/>
      <text:p text:style-name="P16"><text:soft-page-break/>APARICIONS (preu, <text:span text:style-name="T1">num_capitol </text:span><text:span text:style-name="T12">i nom_serie</text:span>, <text:span text:style-name="T1">descripcio_situacio</text:span>, <text:span text:style-name="T1">codi_producte</text:span>)</text:p>
      <text:p text:style-name="P17"><text:tab/><text:tab/>num_capitol, <text:span text:style-name="T43">nom_serie</text:span> REF CAPITOL (nu<text:span text:style-name="T44">m, nom</text:span>)</text:p>
      <text:p text:style-name="P16"><text:tab/><text:tab/>descripcio_situacio REF SITUACIO (descripcio)</text:p>
      <text:p text:style-name="P16"><text:tab/><text:tab/>codi_producte REF PRODUCTE (codi)</text:p>
      <text:p text:style-name="P16"/>
      <text:p text:style-name="P18">UTILITZACIÓ (data_fi,<text:span text:style-name="T1"> data_inici</text:span>, <text:span text:style-name="T1">codi_plato</text:span><text:span text:style-name="T18">. </text:span><text:span text:style-name="T23">nom_serie, num_capitol</text:span>)</text:p>
      <text:p text:style-name="P18"><text:tab/><text:tab/>data_inici REF DATA (data_inici)</text:p>
      <text:p text:style-name="P18"><text:tab/><text:tab/>codi_plato REF PLATO <text:span text:style-name="T45">(codi)</text:span></text:p>
      <text:p text:style-name="P18"><text:tab/><text:tab/><text:span text:style-name="T46">nom_serie, num_capitol REF CAPITOL (num, nom)</text:span></text:p>
      <text:p text:style-name="P18"/>
      <text:p text:style-name="P18"/>
      <text:p text:style-name="P18"/>
      <text:p text:style-name="P24">EXERCICI 2 REPÀS:</text:p>
      <text:p text:style-name="P19"/>
      <text:p text:style-name="P19">EMPLEAT (<text:span text:style-name="T1">codi</text:span>, nom, dni)</text:p>
      <text:p text:style-name="P19"/>
      <text:p text:style-name="P19">DATA (<text:span text:style-name="T1">datainici</text:span>)</text:p>
      <text:p text:style-name="P19"/>
      <text:p text:style-name="P19">FABRICA (telefon, adreça, nom, <text:span text:style-name="T1">codi</text:span>)</text:p>
      <text:p text:style-name="P19"/>
      <text:p text:style-name="P19">PRODUCTE (<text:span text:style-name="T1">codi</text:span>, nom, preu, codi_fabrica)</text:p>
      <text:p text:style-name="P19"><text:tab/><text:tab/>codi_fabrica REF FABRICA (codi)</text:p>
      <text:p text:style-name="P19"/>
      <text:p text:style-name="P19">MATERIAPRIMERA (nom, <text:span text:style-name="T1">codi</text:span>)</text:p>
      <text:p text:style-name="P19"/>
      <text:p text:style-name="P19">PROVEIDOR (nom, cognom, adreça, telefon, <text:span text:style-name="T1">codi</text:span>)</text:p>
      <text:p text:style-name="P19"/>
      <text:p text:style-name="P19">COMANDA (<text:span text:style-name="T1">codi</text:span>, data, <text:span text:style-name="T48">codi_client</text:span>)</text:p>
      <text:p text:style-name="P19"><text:tab/><text:tab/><text:span text:style-name="T48">codi_client REF CLIENT (codi)</text:span></text:p>
      <text:p text:style-name="P19"/>
      <text:p text:style-name="P19">CLIENT (<text:span text:style-name="T1">codi</text:span>, nom, cif, <text:span text:style-name="T49">codi_magatzem</text:span>)</text:p>
      <text:p text:style-name="P19"><text:tab/> <text:s text:c="3"/><text:span text:style-name="T49">codi_magatzem REF MAGATZEM (codi) </text:span></text:p>
      <text:p text:style-name="P19"/>
      <text:p text:style-name="P19">MAGATZEM (adreça, nom, <text:span text:style-name="T1">codi</text:span>)</text:p>
      <text:p text:style-name="P19"/>
      <text:p text:style-name="P19">TREBALLA (funcio, datafinal, <text:span text:style-name="T1">codi_empleat</text:span>, <text:span text:style-name="T1">data_inici</text:span>)</text:p>
      <text:p text:style-name="P19"><text:tab/><text:tab/>codi_empleat REF EMPLEAT (codi)</text:p>
      <text:p text:style-name="P19"><text:tab/><text:tab/>data_inici REF DATA (datainici)</text:p>
      <text:p text:style-name="P19"/>
      <text:p text:style-name="P23">CONTRACTA (<text:span text:style-name="T1">codi_fabrica</text:span>, <text:span text:style-name="T1">codi_proveidor</text:span>)<text:tab/></text:p>
      <text:p text:style-name="P23"><text:tab/><text:tab/> <text:s/>codi_fabrica REF FABRICA (codi)</text:p>
      <text:p text:style-name="P23"><text:tab/><text:tab/> <text:s/>codi_proveidor REF PROVEIDOR (codi)</text:p>
      <text:p text:style-name="P19"/>
      <text:p text:style-name="P20">DEMANA (quantitat, <text:span text:style-name="T1">codi_comanda</text:span>, <text:span text:style-name="T1">codi_producte</text:span>)</text:p>
      <text:p text:style-name="P20"><text:tab/> <text:s text:c="5"/>codi_comanda REF COMANDA (codi)</text:p>
      <text:p text:style-name="P20"><text:tab/> <text:s text:c="5"/>codi_producte REF PRODUCTE (codi)</text:p>
      <text:p text:style-name="P20"/>
      <text:p text:style-name="P21">COMPOSICIÓ (percentatge,<text:span text:style-name="T1"> codi_producte</text:span>, <text:span text:style-name="T1">codi_materia</text:span>)</text:p>
      <text:p text:style-name="P21"><text:tab/><text:tab/> <text:s/>codi_producte REF PRODUCTE (codi)</text:p>
      <text:p text:style-name="P21"><text:tab/><text:tab/> <text:s/>codi_materia REF MATERIA (codi)</text:p>
      <text:p text:style-name="P21"/>
      <text:p text:style-name="P21">COMPRA (<text:span text:style-name="T1">codi_materia</text:span>,<text:span text:style-name="T1"> codi_proveidor</text:span>)</text:p>
      <text:p text:style-name="P21"><text:tab/> <text:s text:c="6"/>codi_materia REF MATERIA (codi)</text:p>
      <text:p text:style-name="P21"><text:tab/> <text:s text:c="6"/>codi_proveidor REF PROVEIDOR (codi) </text:p>
      <text:p text:style-name="P21"/>
      <text:p text:style-name="P22">ESTOC (estoc, <text:span text:style-name="T1">codi_producte</text:span>, <text:span text:style-name="T1">codi_magatzem</text:span>)</text:p>
      <text:p text:style-name="P22"><text:tab/> <text:s text:c="2"/>codi_producte REF PRODUCTE (codi)</text:p>
      <text:p text:style-name="P22"><text:tab/> <text:s text:c="2"/>codi_magatzem REF MAGATZEM (codi)</text:p>
      <text:p text:style-name="P22"/>
      <text:p text:style-name="P26">EXERCICI <text:span text:style-name="T63">3</text:span> REPÀS EXAMEN <text:span text:style-name="T54">PART 2</text:span>:</text:p>
      <text:p text:style-name="P30"/>
      <text:p text:style-name="P31">CURS (<text:span text:style-name="T1">codi</text:span>, nom, data_inici)</text:p>
      <text:p text:style-name="P31"/>
      <text:p text:style-name="P31">EXAMEN (<text:span text:style-name="T1">codi</text:span>, nom)</text:p>
      <text:p text:style-name="P31"/>
      <text:p text:style-name="P31">OPERARI (<text:span text:style-name="T1">dni</text:span>, nom, nss, data_naixement)</text:p>
      <text:p text:style-name="P31"/>
      <text:p text:style-name="P31">APRENENT (<text:span text:style-name="T13">dni</text:span><text:span text:style-name="T56">, </text:span>data_inici, <text:span text:style-name="T50">dni_especialista</text:span>)</text:p>
      <text:p text:style-name="P31"><text:tab/><text:tab/><text:span text:style-name="T50">dni_especialista REF ESPECIALISTA (dni)</text:span></text:p>
      <text:p text:style-name="P31"><text:tab/><text:tab/><text:span text:style-name="T56">dni_operari REF OPERARI (dni)</text:span></text:p>
      <text:p text:style-name="P31"/>
      <text:p text:style-name="P31">ESPECIALISTA (<text:span text:style-name="T13">dni</text:span><text:span text:style-name="T56">, </text:span>anys_experiencia)</text:p>
      <text:p text:style-name="P31"/>
      <text:p text:style-name="P31">AREA (<text:span text:style-name="T1">numero</text:span>, localització, superficie)</text:p>
      <text:p text:style-name="P31"/>
      <text:p text:style-name="P31">TASCA (<text:span text:style-name="T1">codi</text:span>, nom, descripció, durada, <text:span text:style-name="T14">codi_reparació</text:span><text:span text:style-name="T1">)</text:span></text:p>
      <text:p text:style-name="P31"><text:tab/><text:span text:style-name="T51">codi_reparacio REF REPARACIÓ (codi)</text:span></text:p>
      <text:p text:style-name="P31"/>
      <text:p text:style-name="P31">EINA (<text:span text:style-name="T1">codi</text:span>, descripcio, pes)</text:p>
      <text:p text:style-name="P31"/>
      <text:p text:style-name="P31">LOCOMOTORA (<text:span text:style-name="T1">codi</text:span>, nom)</text:p>
      <text:p text:style-name="P31"/>
      <text:p text:style-name="P31">REPARACIÓ (<text:span text:style-name="T1">codi</text:span>, nom, durada, data_inici, <text:span text:style-name="T52">codi_locomotora</text:span>)</text:p>
      <text:p text:style-name="P31"><text:tab/><text:tab/><text:span text:style-name="T52">codi_locomotora REF LOCOMOTORA (codi)</text:span></text:p>
      <text:p text:style-name="P31"/>
      <text:p text:style-name="P31">RECANVI (<text:span text:style-name="T1">codi</text:span>, descripcio, <text:span text:style-name="T53">nom_proveidor</text:span>)</text:p>
      <text:p text:style-name="P31"><text:tab/><text:tab/><text:span text:style-name="T53">nom_proveidor REF PROVEIDOR (nom)</text:span></text:p>
      <text:p text:style-name="P31"/>
      <text:p text:style-name="P31">PROVEIDOR (<text:span text:style-name="T1">nom</text:span>)</text:p>
      <text:p text:style-name="P31"/>
      <text:p text:style-name="P31"/>
      <text:p text:style-name="P32">AVALUACIÓ (<text:span text:style-name="T1">codi_examen</text:span>, <text:span text:style-name="T1">dni_operari</text:span>, <text:span text:style-name="T55">codi_curs, </text:span>nota)</text:p>
      <text:p text:style-name="P32"><text:tab/><text:tab/>codi_examen REF EXAMEN (codi)</text:p>
      <text:p text:style-name="P32"><text:tab/><text:tab/>dni_operari REF APRENENT (dni)</text:p>
      <text:p text:style-name="P32"><text:tab/><text:tab/><text:span text:style-name="T55">codi_curs REF CURS (codi)</text:span></text:p>
      <text:p text:style-name="P32"/>
      <text:p text:style-name="P33">ASSIGNA (hores, <text:span text:style-name="T1">numero_area</text:span>, <text:span text:style-name="T1">dni_operari</text:span>, <text:span text:style-name="T1">codi_tasca, </text:span><text:span text:style-name="T15">codi reparacio</text:span><text:span text:style-name="T1">)</text:span></text:p>
      <text:p text:style-name="P34"><text:tab/><text:tab/>numero_area REF AREA (numero)</text:p>
      <text:p text:style-name="P34"><text:tab/><text:tab/>dni_operari REF OPERARI (dni)</text:p>
      <text:p text:style-name="P34"><text:tab/><text:tab/>codi_tasca <text:span text:style-name="T57">i codi_reparacio</text:span> REF TASCA (codi)</text:p>
      <text:p text:style-name="P34"/>
      <text:p text:style-name="P35">UTILITZA (data_inici, data_final, <text:span text:style-name="T1">codi_eina</text:span>, <text:span text:style-name="T1">codi_tasca, </text:span><text:span text:style-name="T16">codi_reparació</text:span>)</text:p>
      <text:p text:style-name="P35"><text:tab/><text:tab/>codi_eina REF EINA (codi)</text:p>
      <text:p text:style-name="P35"><text:tab/><text:tab/>codi_tasca <text:span text:style-name="T58">i codi_reparació</text:span> REF TASCA (codi)</text:p>
      <text:p text:style-name="P35"/>
      <text:p text:style-name="P36">REQUEREIX (unitats, <text:span text:style-name="T1">codi_reparació</text:span>, <text:span text:style-name="T1">codi_recanvi</text:span>)</text:p>
      <text:p text:style-name="P36"><text:tab/><text:tab/>codi_reparació REF REPARACIO (codi)</text:p>
      <text:p text:style-name="P36"><text:tab/><text:tab/>codi_recanvi REF RECANVI (codi)</text:p>
      <text:p text:style-name="P31"/>
      <text:p text:style-name="P27">EXERCICI <text:span text:style-name="T63">1</text:span> REPÀS EXAMEN <text:s/><text:span text:style-name="T54">PART 1</text:span>:</text:p>
      <text:p text:style-name="P42"/>
      <text:p text:style-name="P37">TELEFON (<text:span text:style-name="T1">numero,</text:span> nom_fabricant, nom_distribuidor)</text:p>
      <text:p text:style-name="P37"><text:tab/><text:tab/>nom_fabricant REF FABRICANT (nom)</text:p>
      <text:p text:style-name="P37"><text:tab/><text:tab/>nom_distribuidor REF DISTRIBUIDOR (nom)</text:p>
      <text:p text:style-name="P37"/>
      <text:p text:style-name="P37">FABRICANT (<text:span text:style-name="T1">nom</text:span>, adreça)</text:p>
      <text:p text:style-name="P37"/>
      <text:p text:style-name="P37">MOBLE (<text:span text:style-name="T1">codi</text:span>, linia, color, ample, alt, llarg, <text:span text:style-name="T59">nom_fabricant, codi_cuina</text:span>)</text:p>
      <text:p text:style-name="P37"><text:tab/><text:tab/><text:span text:style-name="T59">nom_fabricant REF FABRICANT (nom)</text:span></text:p>
      <text:p text:style-name="P37"><text:tab/><text:tab/><text:span text:style-name="T60">codi_cuina REF CUINA (codi)</text:span></text:p>
      <text:p text:style-name="P37"/>
      <text:p text:style-name="P38">MOBLE_ALT (<text:span text:style-name="T17">codi_moble</text:span>) </text:p>
      <text:p text:style-name="P38"><text:tab/><text:tab/><text:span text:style-name="T61">codi_moble REF MOBLE (codi)</text:span><text:tab/></text:p>
      <text:p text:style-name="P37"/>
      <text:p text:style-name="P38">MOBLE_BAIX (<text:span text:style-name="T62">alçada, </text:span><text:span text:style-name="T17">codi_moble</text:span>)</text:p>
      <text:p text:style-name="P38"><text:tab/><text:tab/> <text:span text:style-name="T61">codi_moble REF MOBLE (codi)</text:span></text:p>
      <text:p text:style-name="P37"/>
      <text:p text:style-name="P38">PANELL (<text:span text:style-name="T17">codi_moble</text:span>)</text:p>
      <text:p text:style-name="P38"><text:tab/> <text:span text:style-name="T61">codi_moble REF MOBLE (codi)</text:span></text:p>
      <text:p text:style-name="P37"/>
      <text:p text:style-name="P38">ENCIMERA (tipus, <text:span text:style-name="T17">codi_moble</text:span>)</text:p>
      <text:p text:style-name="P38"><text:tab/><text:tab/> <text:span text:style-name="T61">codi_moble REF MOBLE (codi)</text:span></text:p>
      <text:p text:style-name="P37"/>
      <text:p text:style-name="P37">DISTRIBUIDOR (<text:span text:style-name="T1">nom</text:span>, adreça)</text:p>
      <text:p text:style-name="P37"/>
      <text:p text:style-name="P37">CUINA (<text:span text:style-name="T1">codi</text:span>)</text:p>
      <text:p text:style-name="P37"/>
      <text:p text:style-name="P37">CLIENT (<text:span text:style-name="T1">nif</text:span>, nom, adreça, telefon)</text:p>
      <text:p text:style-name="P37"/>
      <text:p text:style-name="P37">MUNTADOR (<text:span text:style-name="T1">nif</text:span>, nom, adreça, telefon, c_muntades)</text:p>
      <text:p text:style-name="P37"/>
      <text:p text:style-name="P37"/>
      <text:p text:style-name="P39">TREBALLA (<text:span text:style-name="T1">nom_fabricant</text:span>,<text:span text:style-name="T1"> nom_distribuidor</text:span>)</text:p>
      <text:p text:style-name="P39"><text:tab/><text:tab/>nom_fabricant REF FABRICANT (nom)</text:p>
      <text:p text:style-name="P39"><text:tab/><text:tab/>nom_distribuidor REF DISTRIBUIDOR (nom)</text:p>
      <text:p text:style-name="P37"/>
      <text:p text:style-name="P40">MUNTA (<text:span text:style-name="T1">codi_cuina</text:span>, <text:span text:style-name="T1">nif_muntador</text:span>)</text:p>
      <text:p text:style-name="P40"><text:tab/><text:tab/>codi_cuina REF CUINA (codi)</text:p>
      <text:p text:style-name="P40"><text:tab/><text:tab/>nif_muntador REF MUNTADOR (nif)</text:p>
      <text:p text:style-name="P40"/>
      <text:p text:style-name="P40">COMPRA (<text:span text:style-name="T1">codi_cuina</text:span>, <text:span text:style-name="T1">nif_client</text:span>)</text:p>
      <text:p text:style-name="P40"><text:tab/><text:tab/>codi_cuina REF CUINA (codi)</text:p>
      <text:p text:style-name="P40"><text:tab/><text:tab/>nif_client REF CLIENT (nif)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>EXERCICI <text:span text:style-name="T63">2</text:span> REPÀS EXAMEN <text:span text:style-name="T54">PART 2</text:span>:</text:p>
      <text:p text:style-name="P37"/>
      <text:p text:style-name="P41">CENTRE (<text:span text:style-name="T1">nom</text:span>, pressupost, descripcio)</text:p>
      <text:p text:style-name="P41"/>
      <text:p text:style-name="P41">PROJECTE (<text:span text:style-name="T1">nom</text:span>, data, pressupost, text)</text:p>
      <text:p text:style-name="P41"/>
      <text:p text:style-name="P41">INVESTIGADOR (dni, <text:span text:style-name="T1">nom</text:span>, adreça, localitat, telefon, nom_projecte, <text:span text:style-name="T64">nom_invest_supervisa</text:span>)</text:p>
      <text:p text:style-name="P41"><text:tab/><text:tab/><text:tab/>nom_projecte REF PROJECTE (nom)</text:p>
      <text:p text:style-name="P41"><text:tab/><text:tab/><text:tab/><text:span text:style-name="T64">nom_invest_supervisa REF INVESTIGADOR (nom)</text:span></text:p>
      <text:p text:style-name="P41"/>
      <text:p text:style-name="P41">CONFERENCIA (<text:span text:style-name="T1">nom</text:span>, data, hora, temps, lloc)</text:p>
      <text:p text:style-name="P41"/>
      <text:p text:style-name="P41">ESTUDIS (<text:span text:style-name="T1">titol</text:span>)</text:p>
      <text:p text:style-name="P37"/>
      <text:p text:style-name="P37"/>
      <text:p text:style-name="P41">REALITZA (hores, <text:span text:style-name="T1">nom_centre</text:span>, <text:span text:style-name="T1">nom_projecte</text:span>)</text:p>
      <text:p text:style-name="P41"><text:tab/><text:tab/>nom_centre REF CENTRE (nom)</text:p>
      <text:p text:style-name="P41"><text:tab/><text:tab/>nom_projecte REF PROJECTE (nom)</text:p>
      <text:p text:style-name="P41"/>
      <text:p text:style-name="P41">PARTICIPEN (<text:span text:style-name="T1">nom_conferencia,</text:span> <text:span text:style-name="T1">nom_investigador</text:span>)</text:p>
      <text:p text:style-name="P41"><text:tab/><text:tab/>nom_conferencia REF CONFERENCIA (nom)</text:p>
      <text:p text:style-name="P41"><text:tab/><text:tab/>nom_investigador REF INVESTIGADOR (nom)</text:p>
      <text:p text:style-name="P41"/>
      <text:p text:style-name="P41">POSEEIX (any, <text:span text:style-name="T1">titol_estudis</text:span>, <text:span text:style-name="T1">nom_investigador</text:span>)</text:p>
      <text:p text:style-name="P41"><text:tab/>titol_estudis REF ESTUDIS (titol)</text:p>
      <text:p text:style-name="P41"><text:tab/>nom_investigador REF INVESTIGADOR (no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09:15:39.898447420</meta:creation-date>
    <dc:date>2021-10-25T10:23:39.609634463</dc:date>
    <meta:editing-duration>PT5H13M37S</meta:editing-duration>
    <meta:editing-cycles>88</meta:editing-cycles>
    <meta:generator>LibreOffice/6.0.7.3$Linux_X86_64 LibreOffice_project/00m0$Build-3</meta:generator>
    <meta:document-statistic meta:table-count="0" meta:image-count="0" meta:object-count="0" meta:page-count="8" meta:paragraph-count="206" meta:word-count="836" meta:character-count="7291" meta:non-whitespace-character-count="6275"/>
  </office:meta>
</office:document-meta>
</file>